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92D050"/>
    </style:style>
    <style:style style:name="T3" style:parent-style-name="Policepardéfaut" style:family="text">
      <style:text-properties fo:color="#92D050"/>
    </style:style>
    <style:style style:name="P4" style:parent-style-name="Normal" style:family="paragraph">
      <style:text-properties fo:color="#92D050"/>
    </style:style>
    <style:style style:name="P5" style:parent-style-name="Normal" style:family="paragraph">
      <style:text-properties fo:color="#92D050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Création de compte pour 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lanning Prévisionnelle réaliser sous ProjectLibre<text:s/></text:p>
      <text:p text:style-name="P2">/*<text:s/>A noter Jours F<text:s/>rencontré : 1<text:s/>mai, 8<text:s/>mai, 10<text:s/>mai<text:s/>et 21 mai</text:p>
      <text:p text:style-name="Normal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text:span text:style-name="T3">A noter aussi une Journée exceptionnelle 11 mai Dite Journée du Président */<text:s/></text:span></text:p>
      <text:p text:style-name="P4"/>
      <text:p text:style-name="P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11T07:18:00Z</meta:creation-date>
    <dc:date>2018-04-11T08:30:00Z</dc:date>
    <meta:template xlink:href="Normal" xlink:type="simple"/>
    <meta:editing-cycles>2</meta:editing-cycles>
    <meta:editing-duration>PT3060S</meta:editing-duration>
    <meta:document-statistic meta:page-count="2" meta:paragraph-count="1" meta:word-count="70" meta:character-count="459" meta:row-count="3" meta:non-whitespace-character-count="390"/>
  </office:meta>
</office:document-meta>
</file>